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 e CA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A1</text:p>
          </table:table-cell>
          <table:table-cell table:style-name="ce1" office:value-type="string" calcext:value-type="string">
            <text:p>Configura equipamentos microinformáticos, compoñentes e periféricos, e analiza as súas características en relación co conxunto.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A1.1</text:p>
          </table:table-cell>
          <table:table-cell office:value-type="string" calcext:value-type="string">
            <text:p>Identificáronse e caracterizáronse os dispositivos que constitúen os bloques funcionais dun equipamento microinformático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2</text:p>
          </table:table-cell>
          <table:table-cell office:value-type="string" calcext:value-type="string">
            <text:p>Describiuse o papel dos elementos físicos e lóxicos que interveñen no proceso de posta en marcha dun equipamen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3</text:p>
          </table:table-cell>
          <table:table-cell office:value-type="string" calcext:value-type="string">
            <text:p>Analizouse a arquitectura xeral dun equipamento e os mecanismos de conexión entre dispositivo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4</text:p>
          </table:table-cell>
          <table:table-cell office:value-type="string" calcext:value-type="string">
            <text:p>Ensambláronse equipamentos microinformáticos, interpretando a documentación técnica, e verificouse o resultado fin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5</text:p>
          </table:table-cell>
          <table:table-cell office:value-type="string" calcext:value-type="string">
            <text:p>Establecéronse os parámetros de configuración (hardware e software) dun equipamento microinformátic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6</text:p>
          </table:table-cell>
          <table:table-cell office:value-type="string" calcext:value-type="string">
            <text:p>Avaliáronse as prestacións do equipamento empregando utilidades específica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7</text:p>
          </table:table-cell>
          <table:table-cell office:value-type="string" calcext:value-type="string">
            <text:p>Executáronse utilidades de recoñecemento e diagnóstic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8</text:p>
          </table:table-cell>
          <table:table-cell office:value-type="string" calcext:value-type="string">
            <text:p>Identificáronse e documentáronse avarías e as súas causa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9</text:p>
          </table:table-cell>
          <table:table-cell office:value-type="string" calcext:value-type="string">
            <text:p>Utilizáronse ferramentas de procura vía web para obter documentación, controladores de dispositivos e soporte técnico, e para solucionar erro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10</text:p>
          </table:table-cell>
          <table:table-cell office:value-type="string" calcext:value-type="string">
            <text:p>Clasificáronse os dispositivos periféricos e os seus mecanismos de comunicació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1.11</text:p>
          </table:table-cell>
          <table:table-cell office:value-type="string" calcext:value-type="string">
            <text:p>Utilizáronse protocolos estándar de comunicación sen fíos entre dispositiv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2</text:p>
          </table:table-cell>
          <table:table-cell table:style-name="ce1" office:value-type="string" calcext:value-type="string">
            <text:p>Instala software de propósito xeral, e avalía as súas características e os contornos de aplicación.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A2.1</text:p>
          </table:table-cell>
          <table:table-cell office:value-type="string" calcext:value-type="string">
            <text:p>Catalogáronse os tipos de software segundo a súa licenza, a súa distribución e o seu propósi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2</text:p>
          </table:table-cell>
          <table:table-cell office:value-type="string" calcext:value-type="string">
            <text:p>Analizáronse as necesidades específicas de software asociadas ao uso de sisAnalizáronse as necesidades específicas de software asociadas ao uso de sis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3</text:p>
          </table:table-cell>
          <table:table-cell office:value-type="string" calcext:value-type="string">
            <text:p>Utilizáronse ferramentas para facer particións de disc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4</text:p>
          </table:table-cell>
          <table:table-cell office:value-type="string" calcext:value-type="string">
            <text:p>Instaláronse sistemas operativos e verificouse a súa compatibilidade co hardware do siste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5</text:p>
          </table:table-cell>
          <table:table-cell office:value-type="string" calcext:value-type="string">
            <text:p>Instaláronse e avaliáronse utilidades para a xestión de ficheiros, recuperación de datos, mantemento e optimización do siste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6</text:p>
          </table:table-cell>
          <table:table-cell office:value-type="string" calcext:value-type="string">
            <text:p>Instaláronse e avaliáronse utilidades de seguridade básic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7</text:p>
          </table:table-cell>
          <table:table-cell office:value-type="string" calcext:value-type="string">
            <text:p>Instalouse e avaliouse software ofimático e de utilidade xer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8</text:p>
          </table:table-cell>
          <table:table-cell office:value-type="string" calcext:value-type="string">
            <text:p>Consultouse a documentación e as axudas interactiva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9</text:p>
          </table:table-cell>
          <table:table-cell office:value-type="string" calcext:value-type="string">
            <text:p>Verificouse a repercusión da eliminación, a modificación e a actualización das utilidades instaladas no siste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10</text:p>
          </table:table-cell>
          <table:table-cell office:value-type="string" calcext:value-type="string">
            <text:p>Probáronse e comparáronse aplicacións portables e non portabl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2.11</text:p>
          </table:table-cell>
          <table:table-cell office:value-type="string" calcext:value-type="string">
            <text:p>Realizáronse inventarios do software instalado e as características da súa licenz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3</text:p>
          </table:table-cell>
          <table:table-cell table:style-name="ce1" office:value-type="string" calcext:value-type="string">
            <text:p>Analiza e executa procedementos para recuperar o software base dun equipamento, utilizando imaxes almacenadas en memoria auxiliar.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A3.1</text:p>
          </table:table-cell>
          <table:table-cell office:value-type="string" calcext:value-type="string">
            <text:p>Recoñeceuse a diferenza entre unha instalación estándar e unha preinstalación ou imaxe de softwar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3.2</text:p>
          </table:table-cell>
          <table:table-cell office:value-type="string" calcext:value-type="string">
            <text:p>Identificáronse os soportes de memoria auxiliar adecuados para o almacenamento e a restauración de imax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3.3</text:p>
          </table:table-cell>
          <table:table-cell office:value-type="string" calcext:value-type="string">
            <text:p>Empregáronse diversas utilidades e soportes para realizar imax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3.4</text:p>
          </table:table-cell>
          <table:table-cell office:value-type="string" calcext:value-type="string">
            <text:p>Empregáronse diversas utilidades e soportes para realizar imax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3.5</text:p>
          </table:table-cell>
          <table:table-cell office:value-type="string" calcext:value-type="string">
            <text:p>Identificáronse e probáronse as secuencias de arranque configurables nun equipam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4</text:p>
          </table:table-cell>
          <table:table-cell table:style-name="ce1" office:value-type="string" calcext:value-type="string">
            <text:p>Implanta hardware específico de centros de procesamento de datos (CPD), e analiza as súas características e as súas aplicacións.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A4.1</text:p>
          </table:table-cell>
          <table:table-cell office:value-type="string" calcext:value-type="string">
            <text:p>Recoñecéronse as diferenzas entre as configuracións de hardware de tipo persoal e empresari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2</text:p>
          </table:table-cell>
          <table:table-cell office:value-type="string" calcext:value-type="string">
            <text:p>Analizáronse contornos que requiran implantar solucións de hardware específica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3</text:p>
          </table:table-cell>
          <table:table-cell office:value-type="string" calcext:value-type="string">
            <text:p>Detalláronse compoñentes de hardware específicos para solucións empresariai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4</text:p>
          </table:table-cell>
          <table:table-cell office:value-type="string" calcext:value-type="string">
            <text:p>Analizáronse os requisitos básicos de seguridade física, organización e condicións ambientais dun CP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5</text:p>
          </table:table-cell>
          <table:table-cell office:value-type="string" calcext:value-type="string">
            <text:p>Implantáronse sistemas de alimentación ininterrompida e estabilizadores de tensió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6</text:p>
          </table:table-cell>
          <table:table-cell office:value-type="string" calcext:value-type="string">
            <text:p>Manipuláronse correctamente dispositivos de almacenamento para solucións empresariai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7</text:p>
          </table:table-cell>
          <table:table-cell office:value-type="string" calcext:value-type="string">
            <text:p>Implantáronse sistemas de almacenamento redundante e distribuído (RAID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8</text:p>
          </table:table-cell>
          <table:table-cell office:value-type="string" calcext:value-type="string">
            <text:p>Ensamblouse equipamento específico de centros de procesamento de datos interpretando a documentación técnica, e verificouse o resultado fin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9</text:p>
          </table:table-cell>
          <table:table-cell office:value-type="string" calcext:value-type="string">
            <text:p>Documentáronse procedementos, incidencias e parámetros utilizados na instalación e na configuración de dispositivos hardwar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10</text:p>
          </table:table-cell>
          <table:table-cell office:value-type="string" calcext:value-type="string">
            <text:p>Utilizáronse ferramentas de inventariación e rexistráronse as características dos dispositivos de hardwar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4.11</text:p>
          </table:table-cell>
          <table:table-cell office:value-type="string" calcext:value-type="string">
            <text:p>Clasificouse e organizouse a documentación técnica, os controladores, as utilidades e os accesorios do hardwar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5</text:p>
          </table:table-cell>
          <table:table-cell table:style-name="ce1" office:value-type="string" calcext:value-type="string">
            <text:p>Cumpre as normas de prevención de riscos laborais e de protección ambiental, e identifica os riscos asociados, as medidas e os equipamentos para os previr.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A5.1</text:p>
          </table:table-cell>
          <table:table-cell office:value-type="string" calcext:value-type="string">
            <text:p>Identificáronse os riscos e o nivel de perigo que supón a manipulación de materiais, ferramentas, utensilios, equipamentos e medios de transport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2</text:p>
          </table:table-cell>
          <table:table-cell office:value-type="string" calcext:value-type="string">
            <text:p>Operouse cos equipamentos respectando as normas de seguridad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3</text:p>
          </table:table-cell>
          <table:table-cell office:value-type="string" calcext:value-type="string">
            <text:p>Identificáronse as causas máis frecuentes de accidentes na manipulación de equipamentos, ferramentas, etc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4</text:p>
          </table:table-cell>
          <table:table-cell office:value-type="string" calcext:value-type="string">
            <text:p>Describíronse os elementos de seguridade (proteccións, alarmas, pasos de emerxencia, etc.) das máquinas e dos equipamentos de protección individual (calzado, protección ocular, indumentaria, etc.) que se deben empregar nas operacións de montaxe e mantemen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5</text:p>
          </table:table-cell>
          <table:table-cell office:value-type="string" calcext:value-type="string">
            <text:p>Relacionouse a manipulación de equipamentos e ferramentas coas medidas de seguridade e protección persoal requirida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6</text:p>
          </table:table-cell>
          <table:table-cell office:value-type="string" calcext:value-type="string">
            <text:p>Identificáronse as posibles fontes de contaminación ambient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7</text:p>
          </table:table-cell>
          <table:table-cell office:value-type="string" calcext:value-type="string">
            <text:p>Clasificáronse os residuos xerados para a súa retirada selectiv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5.8</text:p>
          </table:table-cell>
          <table:table-cell office:value-type="string" calcext:value-type="string">
            <text:p>Valorouse a orde e a limpeza das instalacións e dos equipamentos como primeiro factor de prevención de riscos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endez</meta:initial-creator>
    <meta:creation-date>2019-09-30T11:17:56.418677936</meta:creation-date>
    <dc:date>2019-09-30T11:41:16.638754666</dc:date>
    <dc:creator>Daniel Mendez</dc:creator>
    <meta:editing-duration>PT23M21S</meta:editing-duration>
    <meta:editing-cycles>6</meta:editing-cycles>
    <meta:generator>LibreOffice/6.0.7.3$Linux_X86_64 LibreOffice_project/00m0$Build-3</meta:generator>
    <meta:document-statistic meta:table-count="1" meta:cell-count="102" meta:object-count="0"/>
  </office:meta>
</office:document-meta>
</file>